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Normal">Fonctionnalités :</text:p>
        <text:p text:style-name="Normal"/>
        <text:p text:style-name="Normal">affichage du nombre total de messages</text:p>
        <text:p text:style-name="Normal">affichage du nombre total d’utilisateurs</text:p>
        <text:p text:style-name="Normal">nombre de connexions/ par tranche horaires ou dates</text:p>
        <text:p text:style-name="Normal">nombre de candidats possible pour un recruteur</text:p>
        <text:p text:style-name="Normal">nombre de comptes par villes</text:p>
        <text:p text:style-name="Normal">tranche d’age des utilisateurs</text:p>
        <text:p text:style-name="Normal"/>
        <text:p text:style-name="Normal"/>
        <text:p text:style-name="Normal">trigger :</text:p>
        <text:p text:style-name="Normal">modification – moyenne des utilisateurs</text:p>
        <text:p text:style-name="Normal">modification – stat connexion / user last connexion </text:p>
        <text:p text:style-name="Normal">insertion – stat nb message / messages</text:p>
        <text:p text:style-name="Normal">insertion/deletion – user nb messages / messages</text:p>
        <text:p text:style-name="Normal">insertion/modification – user rang/ messages</text:p>
        <text:p text:style-name="Normal"/>
        <text:p text:style-name="Normal">vue :</text:p>
        <text:p text:style-name="Normal">pour le recruteur</text:p>
        <text:p text:style-name="Normal">pour les stat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 style:display-name="Normal">
      <style:paragraph-properties fo:widows="2" fo:orphans="2" style:writing-mode="lr"/>
      <style:text-properties style:font-name="Liberation Serif" fo:font-size="12pt" fo:language="fr" fo:country="FR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LEMAN JEAN-CHRISTOPHE</meta:initial-creator>
    <dc:creator>LEMAN JEAN-CHRISTOPHE</dc:creator>
    <meta:creation-date>2017-03-15T14:10:04.172942477</meta:creation-date>
    <dc:date>2017-03-15T15:02:29.093915460</dc:date>
  </office:meta>
</office:document-meta>
</file>